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50%" fo:text-align="justify" style:justify-single-word="false"/>
    </style:style>
    <style:style style:name="P2" style:family="paragraph" style:parent-style-name="Standard" style:list-style-name="WWNum2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3" style:family="paragraph" style:parent-style-name="Standard" style:list-style-name="WWNum3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4" style:family="paragraph" style:parent-style-name="Standard" style:list-style-name="WWNum4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5" style:family="paragraph" style:parent-style-name="Standard" style:list-style-name="WWNum5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true" fo:line-height="150%" fo:text-align="justify" style:justify-single-word="false" fo:text-indent="-0.25in" style:auto-text-indent="false" fo:break-before="page"/>
    </style:style>
    <style:style style:name="P8" style:family="paragraph" style:parent-style-name="Standard" style:list-style-name="WWNum2">
      <style:paragraph-properties fo:margin-left="1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9" style:family="paragraph" style:parent-style-name="Standard" style:list-style-name="WWNum3">
      <style:paragraph-properties fo:margin-left="1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10" style:family="paragraph" style:parent-style-name="Standard" style:list-style-name="WWNum5">
      <style:paragraph-properties fo:margin-left="1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11" style:family="paragraph" style:parent-style-name="Standard" style:list-style-name="WWNum1">
      <style:paragraph-properties fo:margin-left="1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12" style:family="paragraph" style:parent-style-name="Standard" style:list-style-name="WWNum5">
      <style:paragraph-properties fo:margin-left="1.5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13" style:family="paragraph" style:parent-style-name="Standard" style:list-style-name="WWNum5">
      <style:paragraph-properties fo:margin-left="2in" fo:margin-right="0in" fo:margin-top="0in" fo:margin-bottom="0in" loext:contextual-spacing="true" fo:line-height="150%" fo:text-align="justify" style:justify-single-word="false" fo:text-indent="-0.25in" style:auto-text-indent="false"/>
    </style:style>
    <style:style style:name="P14" style:family="paragraph" style:parent-style-name="Heading_20_2">
      <style:paragraph-properties fo:margin-top="0.25in" fo:margin-bottom="0.0835in" loext:contextual-spacing="false" fo:line-height="150%" fo:text-align="justify" style:justify-single-word="false"/>
    </style:style>
    <style:style style:name="P15" style:family="paragraph" style:parent-style-name="Heading_20_2">
      <style:paragraph-properties fo:margin-top="0.25in" fo:margin-bottom="0.0835in" loext:contextual-spacing="false" fo:line-height="150%" fo:text-align="justify" style:justify-single-word="false" fo:break-before="page"/>
    </style:style>
    <style:style style:name="P16" style:family="paragraph" style:parent-style-name="Heading_20_2" style:master-page-name="Standard">
      <style:paragraph-properties fo:margin-top="0.25in" fo:margin-bottom="0.0835in" loext:contextual-spacing="false" fo:line-height="150%" fo:text-align="justify" style:justify-single-word="false" style:page-number="1"/>
    </style:style>
    <style:style style:name="P17" style:family="paragraph" style:parent-style-name="Heading_20_3">
      <style:paragraph-properties fo:margin-top="0.222in" fo:margin-bottom="0.0555in" loext:contextual-spacing="false" fo:line-height="150%" fo:text-align="justify" style:justify-single-word="false"/>
    </style:style>
    <style:style style:name="P18" style:family="paragraph" style:parent-style-name="Heading_20_4">
      <style:paragraph-properties fo:margin-top="0.1945in" fo:margin-bottom="0.0555in" loext:contextual-spacing="false" fo:line-height="150%" fo:text-align="justify" style:justify-single-word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/>
    </style:style>
    <style:style style:name="T3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gq84h3yuipdo"/>Kryptologie</text:p>
      <text:p text:style-name="P1">Věda, která se zabývá šifrováním ze všech úhlů pohledu. Věda o matematických technikách spojených s hledisky informační bezpečnosti, jako je důvěrnost, integrita dat, autentizace a autorizace.</text:p>
      <text:p text:style-name="P14"><text:bookmark text:name="_kw1yo71mopp0"/>Kryptografie</text:p>
      <text:p text:style-name="P1">Věda o šifrování a dešifrování dat za pomoci matematických metod.</text:p>
      <text:p text:style-name="P14"><text:bookmark text:name="_411yh0gfpo6b"/>Kryptoanalýza</text:p>
      <text:p text:style-name="P1">Věda zabývající se metodami zjištění původní informace ze zašifrované bez znalosti klíče. Věda o analýze slabin šifrovacích systémů.</text:p>
      <text:p text:style-name="P14"><text:bookmark text:name="_xukcjqpv9d5j"/>Steganografie</text:p>
      <text:p text:style-name="P1">Věda zabývající se utajením komunikace prostřednictvím ukrytí zprávy. Zpráva je ukryta tak, aby si pozorovatel neuvědomil, že komunikace vůbec probíhá. Nemění obsah zprávy, jen tajnou informaci maskuje.</text:p>
      <text:p text:style-name="P14"><text:bookmark text:name="_j2uu3y65xmf3"/>Rozdělení šifer</text:p>
      <text:list xml:id="list2605680341827529624" text:style-name="WWNum2">
        <text:list-item>
          <text:p text:style-name="P2">Klasické</text:p>
          <text:list>
            <text:list-item>
              <text:p text:style-name="P8">Všechny jsou symetrické, používají jeden sdílený klíč</text:p>
            </text:list-item>
          </text:list>
        </text:list-item>
        <text:list-item>
          <text:p text:style-name="P2">Mechanické</text:p>
          <text:list>
            <text:list-item>
              <text:p text:style-name="P8">Například kufřík na kód</text:p>
            </text:list-item>
          </text:list>
        </text:list-item>
        <text:list-item>
          <text:p text:style-name="P2">Moderní</text:p>
          <text:list>
            <text:list-item>
              <text:p text:style-name="P8">Symetrické, asymetrické, hybridní</text:p>
            </text:list-item>
          </text:list>
        </text:list-item>
      </text:list>
      <text:p text:style-name="P14"><text:bookmark text:name="_q9nnalz8fjv7"/></text:p>
      <text:p text:style-name="P15"><text:bookmark text:name="_o64b1ceo6smc"/>Další dělení</text:p>
      <text:list xml:id="list1847917794112985169" text:style-name="WWNum3">
        <text:list-item>
          <text:p text:style-name="P3">Kód a kódová kniha</text:p>
          <text:list>
            <text:list-item>
              <text:p text:style-name="P9">Kódová kniha je slovníkem, ve kterém jsou vybraná slova nebo věty otevřeného textu nahrazované kódy</text:p>
            </text:list-item>
          </text:list>
        </text:list-item>
        <text:list-item>
          <text:p text:style-name="P3">Transpoziční šifry</text:p>
          <text:list>
            <text:list-item>
              <text:p text:style-name="P9">Přeskládání znaků zprávy jiným způsobem</text:p>
            </text:list-item>
            <text:list-item>
              <text:p text:style-name="P9">Znalost postupu umožňuje text zpětně sestavit/dešifrovat</text:p>
            </text:list-item>
          </text:list>
        </text:list-item>
        <text:list-item>
          <text:p text:style-name="P3">Substituční šifry</text:p>
          <text:list>
            <text:list-item>
              <text:p text:style-name="P9">Nahrazení znaků zprávy jinými znaky</text:p>
            </text:list-item>
            <text:list-item>
              <text:p text:style-name="P9">Je zachována pozice písmen</text:p>
            </text:list-item>
          </text:list>
        </text:list-item>
      </text:list>
      <text:p text:style-name="P17"><text:bookmark text:name="_u305ohopxrc1"/>Druhy substitučních šifer</text:p>
      <text:p text:style-name="P18"><text:bookmark text:name="_yopy0wdzeu3w"/>Monoalfabetická (jednoduchá) substituční šifra</text:p>
      <text:p text:style-name="P1">● Každý znak otevřeného textu je nahrazen příslušným znakem šifrovaného textu.</text:p>
      <text:p text:style-name="P1">● Caesarova šifra, Atbash, přeházená abeceda</text:p>
      <text:p text:style-name="P18"><text:bookmark text:name="_xssh4iyoupmu"/>Homofonní substituční šifra</text:p>
      <text:p text:style-name="P1">● Jeden znak otevřeného textu může být nahrazen jedním z několika možných znaků šifrovaného textu. Znak A může být nahrazen např. 11,17, 84 apod.</text:p>
      <text:p text:style-name="P1">● Počet znaků zašifrovaného textu pro jeden otevřeného textu se může lišit.</text:p>
      <text:p text:style-name="P18"><text:bookmark text:name="_4dw0kxuh2hhi"/>Polygramová substituční šifra</text:p>
      <text:p text:style-name="P1">● Šifrování probíhá mezi skupinami znaků . Skupina AA může být nahrazena skupinou JS, AB skupinou LM atd.</text:p>
      <text:p text:style-name="P1">● Playfair (anglický čtverec), Bifid, Hillova šifra</text:p>
      <text:p text:style-name="P18"><text:bookmark text:name="_qo82phsi23di"/>Polyalfabetická substituční šifra</text:p>
      <text:p text:style-name="P1">● Skládá se z několika jednoduchých šifer, které se pro jednotlivé znaky otevřeného textu postupně střídají.</text:p>
      <text:p text:style-name="P1">● Vigenerův čtverec</text:p>
      <text:p text:style-name="P14"><text:bookmark text:name="_gvz7xxt437tt"/>Historie</text:p>
      <text:list xml:id="list5678179097083468174" text:style-name="WWNum4">
        <text:list-item>
          <text:p text:style-name="P4"><text:span text:style-name="T3">Egypt</text:span> - hieroglyfy</text:p>
        </text:list-item>
        <text:list-item>
          <text:p text:style-name="P4"><text:span text:style-name="T3">Atbaš</text:span> - jednoduchá substituční šifra, posunutá abeceda</text:p>
        </text:list-item>
        <text:list-item>
          <text:p text:style-name="P4"><text:span text:style-name="T3">Scytale</text:span> - hůl, na niž se namotala páska z látky, papyru či pergamenu, na ni se napsal text. Páska se pak odeslala příjemci, jenž musel mít hůl o stejném průměru, aby namotanou pásku mohl přečíst</text:p>
        </text:list-item>
        <text:list-item>
          <text:p text:style-name="P4"><text:soft-page-break/><text:span text:style-name="T3">Polybiův čtverec</text:span> - převodu znaků na dvojici čísel (1-5) pomocí čtverce, do kterého se zapisují znaky abecedy </text:p>
        </text:list-item>
        <text:list-item>
          <text:p text:style-name="P4"><text:span text:style-name="T3">Caesarova šifra</text:span> - každý znak se nahradí znakem, který je v abecedě o 3 pozice za ním</text:p>
        </text:list-item>
        <text:list-item>
          <text:p text:style-name="P4"><text:span text:style-name="T3">Frekvenční analýza</text:span> - první arabská metoda kryptoanalýzy, která spočívá procentuální vyjádření výskytu písmen v daném jazyce</text:p>
        </text:list-item>
        <text:list-item>
          <text:p text:style-name="P4"><text:span text:style-name="T3">Vigenérova šifra</text:span> - <text:s/>používá více šifrových abeced, které se při šifrování pravidelně střídají, každé písmeno může být reprezentováno ne jedním, ale několika jinými, velké množství klíčů, které kryptoanalytik není schopen vyzkoušet</text:p>
        </text:list-item>
        <text:list-item>
          <text:p text:style-name="P4"><text:span text:style-name="T3">Morseova abeceda</text:span></text:p>
        </text:list-item>
        <text:list-item>
          <text:p text:style-name="P4"><text:span text:style-name="T3">Vernamova šifra</text:span> - použití jednorázového náhodně vygenerovaného hesla, které má stejnou délku jako zpráva sama, zvaná též „<text:span text:style-name="T3">one-time pad</text:span>“(jednorázová tabulka)</text:p>
        </text:list-item>
        <text:list-item>
          <text:p text:style-name="P4"><text:span text:style-name="T3">Enigma </text:span>- Stroj připomínající psací stroj, Šifrovací mechanismus se skládá z prostoru, na jehož stranách jsou dvě kola, mezi která se vkládají další tři kola. Obě krajní kola mají 26 kontaktů, které odpovídají jednotlivým písmenům abecedy. Tři vnitřní kola se vybírají z pěti možných různých kol. Vždy, když je stisknuto písmeno na klávesnici, tak se první kolo otočí o jednu pozici. Poté, co se první okolo otočí 26x, otočí se druhé a nakonec třetí. Dostáváme tak celkem 26x26x26, tj. 17 576 různých stavů. </text:p>
        </text:list-item>
      </text:list>
      <text:p text:style-name="P14"><text:bookmark text:name="_p5nig2d5z2nn"/>Symetrické a asymetrické šifrování</text:p>
      <text:list xml:id="list5513174625202917705" text:style-name="WWNum5">
        <text:list-item>
          <text:p text:style-name="P5">Symetrické</text:p>
          <text:list>
            <text:list-item>
              <text:p text:style-name="P10">odesílatel i příjemce používají stejný klíč </text:p>
            </text:list-item>
            <text:list-item>
              <text:p text:style-name="P10">dešifrovací algoritmus je inverzí šifrovacího</text:p>
            </text:list-item>
            <text:list-item>
              <text:p text:style-name="P10">jednoduchost šifrovacího a dešifrovacího algoritmu, rychlost</text:p>
            </text:list-item>
            <text:list-item>
              <text:p text:style-name="P10">pro tajnou komunikaci je nutné si bezpečným kanálem předem předat klíč</text:p>
            </text:list-item>
            <text:list-item>
              <text:p text:style-name="P10">Příklady:</text:p>
              <text:list>
                <text:list-item>
                  <text:p text:style-name="P12">Proudové</text:p>
                  <text:list>
                    <text:list-item>
                      <text:p text:style-name="P13">Zpracovávají text po jednotlivých bitech</text:p>
                    </text:list-item>
                    <text:list-item>
                      <text:p text:style-name="P13">FISH, RC4</text:p>
                    </text:list-item>
                  </text:list>
                </text:list-item>
                <text:list-item>
                  <text:p text:style-name="P12">Blokové</text:p>
                  <text:list>
                    <text:list-item>
                      <text:p text:style-name="P13">Šifrují data po blocích dané délky</text:p>
                    </text:list-item>
                    <text:list-item>
                      <text:p text:style-name="P13">DES, Tripple DES, AES, IDEA, BLOWFISH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Asymetrické</text:p>
          <text:list>
            <text:list-item>
              <text:p text:style-name="P10">odesílatel použije jiný klíč než příjemce (např. soukromý a veřejný klíč) <text:s/></text:p>
            </text:list-item>
            <text:list-item>
              <text:p text:style-name="P10">algoritmy šifrování a dešifrování jsou obecně různé</text:p>
            </text:list-item>
            <text:list-item>
              <text:p text:style-name="P10">odpadá nutnost přenosu (distribuce) klíče, pro více uživatelů není potřeba tolik klíčů</text:p>
            </text:list-item>
            <text:list-item>
              <text:p text:style-name="P10">velmi vysoké výpočetní nároky, nízká rychlost (10tis. až 100tis. krát pomalejší)</text:p>
            </text:list-item>
            <text:list-item>
              <text:p text:style-name="P10">Příklad: RSA</text:p>
            </text:list-item>
          </text:list>
        </text:list-item>
      </text:list>
      <text:p text:style-name="P14"><text:bookmark text:name="_70ryoukown9x"/><text:soft-page-break/>Útoky proti šifrám</text:p>
      <text:list xml:id="list6833698326192380559" text:style-name="WWNum1">
        <text:list-item>
          <text:p text:style-name="P6">Útoky přímo na šifrovací algoritmus (na jeho matematickou část)</text:p>
        </text:list-item>
        <text:list-item>
          <text:p text:style-name="P6">Znalost zašifrovaného textu</text:p>
          <text:list>
            <text:list-item>
              <text:p text:style-name="P11">Máme k dispozici několik zašifrovaných textů, můžeme využívat informace - statistické rozbory, pravděpodobnost.</text:p>
            </text:list-item>
          </text:list>
        </text:list-item>
        <text:list-item>
          <text:p text:style-name="P6">Znalost otevřeného textu</text:p>
          <text:list>
            <text:list-item>
              <text:p text:style-name="P11">Máme šifrované zprávy i otevřený text a chceme získat klíč, podle kterého je zpráva šifrována</text:p>
            </text:list-item>
          </text:list>
        </text:list-item>
        <text:list-item>
          <text:p text:style-name="P6">Zvolený otevřený text</text:p>
          <text:list>
            <text:list-item>
              <text:p text:style-name="P11">útočník získá k libovolnému zvolenému otevřenému textu odpovídající šifrovaný text a může získat informace o klíči</text:p>
            </text:list-item>
          </text:list>
        </text:list-item>
        <text:list-item>
          <text:p text:style-name="P6">Frekvenční analýza</text:p>
          <text:list>
            <text:list-item>
              <text:p text:style-name="P11">V celém šifrovaném textu se vyčíslí počet a pravděpodobnost každého znaku a seřadí se do sloupcového grafu</text:p>
            </text:list-item>
            <text:list-item>
              <text:p text:style-name="P11">Podle vzorů jazyků určíme, jaké znaky odpovídají písmenům daného jazyka</text:p>
            </text:list-item>
          </text:list>
        </text:list-item>
      </text:list>
      <text:p text:style-name="P1"/>
      <text:list xml:id="list132951415171699" text:continue-numbering="true" text:style-name="WWNum1">
        <text:list-item>
          <text:p text:style-name="P7">Útok hrubou silou</text:p>
          <text:list>
            <text:list-item>
              <text:p text:style-name="P11">Útok založený na vyzkoušení všech možných kombinací daného hesla nebo textového řetězce</text:p>
            </text:list-item>
            <text:list-item>
              <text:p text:style-name="P11">Čím delší, tím je útok více náročnější na výkon hardwaru</text:p>
            </text:list-item>
          </text:list>
        </text:list-item>
        <text:list-item>
          <text:p text:style-name="P6">Slovníkový útok</text:p>
          <text:list>
            <text:list-item>
              <text:p text:style-name="P11">Vylepšený útok hrubou silou</text:p>
            </text:list-item>
            <text:list-item>
              <text:p text:style-name="P11">Zkouší hesla z předpřipraveného slovníku</text:p>
            </text:list-item>
            <text:list-item>
              <text:p text:style-name="P11">Spoléhá na “hloupost” uživatele, uživatel chce mít dobře zapamatovatelné heslo</text:p>
            </text:list-item>
          </text:list>
        </text:list-item>
        <text:list-item>
          <text:p text:style-name="P6">Sociometrické útoky</text:p>
          <text:list>
            <text:list-item>
              <text:p text:style-name="P11">Využití metod sociálního inženýrství – využití lidského faktoru, neznalosti, manipulace</text:p>
            </text:list-item>
          </text:list>
        </text:list-item>
      </text:list>
      <text:p text:style-name="P14"><text:bookmark text:name="_psekehoh67cc"/>Hashovací funkce</text:p>
      <text:p text:style-name="P1">Jsou to funkce, které umí udělat vzorek jakéhokoli souboru, aby byl závislý na všech bitech původního souboru. Hash je algoritmus, který vygeneruje digitální otisk souboru. Výstupem funkce je hash o pevné délce. Hashovací (vzorkovací) funkce jsou velmi důležité pro kryptografii a tvorbu digitálních podpisů. Obecně se hashovací funkce používají pro kontrolu zachování integrity dat, digitální podpisy, kontrolu uložených hesel a porovnávání obsahu dvou kopií dat. Nejpoužívanější hashovací funkce jsou MD5 (prolomená), SHA-1(prolomená), SHA-2(neprolomená) a bcrypt(neprolomená).</text:p>
      <text:p text:style-name="P14"><text:bookmark text:name="_mvhhq6j4p65w"/>Elektronický podpis</text:p>
      <text:p text:style-name="P1">Elektronický podpis zajišťuje několik různých věcí. První z těch důležitějších je zajištění integrity dokumentu. Pokud obdržíme elektronicky podepsaný dokument, lze ověřit, že od jeho podpisu nebyl změněn. Elektronický podpis lze použít i k tomu, aby příjemce dokázal ověřit, že odesílatel je opravdu tím, za koho se vydává.</text:p>
      <text:p text:style-name="P1"/>
      <text:p text:style-name="P1">Elektronický podpis je kousek binárních dat, který lze připojit k dokumentu. K vytvoření podpisu potřebujete podpisový klíč. Ten má dvě části ‒ soukromou a veřejnou. Ty lze vytvořit zároveň, ale jedna z druhé nelze spočíta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92" meta:word-count="966" meta:character-count="6430" meta:non-whitespace-character-count="5610"/>
    <meta:generator>LibreOfficeDev/5.1.0.3$Linux_X86_64 LibreOffice_project/</meta:generator>
  </office:meta>
</office:document-meta>
</file>